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oto Sans SC" svg:font-family="'Noto Sans SC'" style:font-family-generic="swiss" style:font-pitch="variable"/>
    <style:font-face style:name="Noto Serif SC" svg:font-family="'Noto Serif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061ba5"/>
    </style:style>
    <style:style style:name="T1" style:family="text">
      <style:text-properties fo:font-family="FreeSerif" style:font-family-generic="roman" style:font-pitch="variable" fo:font-size="44pt" style:font-size-asian="44pt" style:font-size-complex="44pt"/>
    </style:style>
    <style:style style:name="T2" style:family="text">
      <style:text-properties fo:font-family="FreeSerif" style:font-family-generic="roman" style:font-pitch="variable" fo:font-size="44pt" style:font-family-asian="FreeSerif" style:font-family-generic-asian="roman" style:font-pitch-asian="variable" style:font-size-asian="44pt" style:font-family-complex="FreeSerif" style:font-family-generic-complex="roman" style:font-pitch-complex="variable" style:font-size-complex="44pt"/>
    </style:style>
    <style:style style:name="T3" style:family="text">
      <style:text-properties fo:font-family="Laudosia" style:font-family-generic="swiss" style:font-pitch="variable" fo:font-size="48pt" style:font-size-asian="48pt" style:font-size-complex="44pt"/>
    </style:style>
    <style:style style:name="T4" style:family="text">
      <style:text-properties fo:font-family="Laudosia" fo:font-size="48pt" officeooo:rsid="00080043" style:font-size-asian="48pt" style:font-size-complex="44pt"/>
    </style:style>
    <style:style style:name="T5" style:family="text">
      <style:text-properties fo:font-family="Laudosia" fo:font-size="48pt" officeooo:rsid="00080043" style:font-family-asian="Laudosia" style:font-size-asian="48pt" style:font-family-complex="Laudosia" style:font-size-complex="44pt"/>
    </style:style>
    <style:style style:name="T6" style:family="text">
      <style:text-properties fo:font-family="Laudosia" fo:font-size="48pt" officeooo:rsid="00080043" style:font-name-asian="Noto Serif SC" style:font-size-asian="48pt" style:font-name-complex="Lucida Sans" style:font-size-complex="44pt"/>
    </style:style>
    <style:style style:name="T7" style:family="text">
      <style:text-properties fo:font-family="Laudosia" style:font-family-generic="swiss" style:font-pitch="variable" fo:font-size="44pt" style:font-size-asian="44pt" style:font-size-complex="44pt"/>
    </style:style>
    <style:style style:name="T8" style:family="text">
      <style:text-properties fo:font-family="Laudosia" style:font-family-generic="swiss" style:font-pitch="variable" fo:font-size="44pt" style:font-family-asian="FreeSerif" style:font-family-generic-asian="roman" style:font-pitch-asian="variable" style:font-size-asian="44pt" style:font-family-complex="FreeSerif" style:font-family-generic-complex="roman" style:font-pitch-complex="variable" style:font-size-complex="44pt"/>
    </style:style>
    <style:style style:name="T9" style:family="text">
      <style:text-properties fo:font-family="Laudosia" style:font-family-generic="swiss" style:font-pitch="variable" fo:font-size="48pt" fo:font-style="italic" style:font-size-asian="48pt" style:font-style-asian="italic" style:font-size-complex="44pt" style:font-style-complex="italic"/>
    </style:style>
    <style:style style:name="T10" style:family="text">
      <style:text-properties fo:font-family="Laudosia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11" style:family="text">
      <style:text-properties fo:font-family="Laudosia" style:font-family-generic="swiss" style:font-pitch="variable" fo:font-size="44pt" fo:font-style="italic" style:font-family-asian="FreeSerif" style:font-family-generic-asian="roman" style:font-pitch-asian="variable" style:font-size-asian="44pt" style:font-style-asian="italic" style:font-family-complex="FreeSerif" style:font-family-generic-complex="roman" style:font-pitch-complex="variable" style:font-size-complex="44pt" style:font-style-complex="italic"/>
    </style:style>
    <style:style style:name="T12" style:family="text">
      <style:text-properties fo:font-family="Laudosia" style:font-family-generic="swiss" style:font-pitch="variable" fo:font-size="48pt" style:font-size-asian="48pt" style:font-size-complex="48pt"/>
    </style:style>
    <style:style style:name="T13" style:family="text">
      <style:text-properties fo:font-family="Laudosia" style:font-family-generic="swiss" style:font-pitch="variable" fo:font-size="48pt" style:font-family-asian="Laudosia" style:font-family-generic-asian="swiss" style:font-pitch-asian="variable" style:font-size-asian="48pt" style:font-family-complex="Laudosia" style:font-family-generic-complex="swiss" style:font-pitch-complex="variable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Ą,ɥ̶,ɥ̨,u</text:span></text:span><text:span text:style-name="Default_20_Paragraph_20_Font"><text:span text:style-name="T2">̨</text:span></text:span></text:p>
      <text:p text:style-name="P2"><text:span text:style-name="Default_20_Paragraph_20_Font"><text:span text:style-name="T3">Ą,ɥ̶, </text:span></text:span><text:span text:style-name="Default_20_Paragraph_20_Font"><text:span text:style-name="T4">ɉ</text:span></text:span><text:span text:style-name="Default_20_Paragraph_20_Font"><text:span text:style-name="T5">̑</text:span></text:span><text:span text:style-name="Default_20_Paragraph_20_Font"><text:span text:style-name="T6">˞</text:span></text:span><text:span text:style-name="Default_20_Paragraph_20_Font"><text:span text:style-name="T3"> <text:s text:c="3"/>ɥ̨</text:span></text:span><text:span text:style-name="Default_20_Paragraph_20_Font"><text:span text:style-name="T7">,u</text:span></text:span><text:span text:style-name="Default_20_Paragraph_20_Font"><text:span text:style-name="T8">̨</text:span></text:span></text:p>
      <text:p text:style-name="P2"><text:span text:style-name="Default_20_Paragraph_20_Font"><text:span text:style-name="T9">Ą,ɥ̶, <text:s text:c="4"/>ɥ̨</text:span></text:span><text:span text:style-name="Default_20_Paragraph_20_Font"><text:span text:style-name="T10">,u</text:span></text:span><text:span text:style-name="Default_20_Paragraph_20_Font"><text:span text:style-name="T11">̨</text:span></text:span></text:p>
      <text:p text:style-name="Standard"><text:span text:style-name="Default_20_Paragraph_20_Font"><text:span text:style-name="T12">Ą ҂ </text:span></text:span><text:span text:style-name="Default_20_Paragraph_20_Font"><text:span text:style-name="T13">Ɽ̨, ɥ̶,ɥ̨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oto Sans SC" svg:font-family="'Noto Sans SC'" style:font-family-generic="swiss" style:font-pitch="variable"/>
    <style:font-face style:name="Noto Serif SC" svg:font-family="'Noto Serif SC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SC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5-05T08:40:00Z</meta:creation-date>
    <dc:date>2025-05-06T14:55:03.177463100</dc:date>
    <meta:editing-cycles>10</meta:editing-cycles>
    <meta:editing-duration>PT13M27S</meta:editing-duration>
    <meta:document-statistic meta:table-count="0" meta:image-count="0" meta:object-count="0" meta:page-count="1" meta:paragraph-count="4" meta:word-count="10" meta:character-count="43" meta:non-whitespace-character-count="30"/>
    <meta:template xlink:type="simple" xlink:actuate="onRequest" xlink:title="" xlink:href="Normal.dotm"/>
  </office:meta>
</office:document-meta>
</file>